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ropdown (EEZ-GUI)</text:h>
                    <text:list>
                        <text:list-item>
                            <text:h text:style-name="Heading_20_2" text:outline-level="2">Description</text:h>
                        </text:list-item>
                    </text:list>
                </text:list-item>
            </text:list>

            <text:p text:style-name="Standard">We can use this widget when we need to select one option from the list.</text:p>

            
                <text:list xml:id="list_Dropdown (EEZ-GUI)2" text:continue-numbering="true" text:continue-list="list_Dropdow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EEZ-GUI)5" text:continue-numbering="true" text:continue-list="list_Dropdown (EEZ-GUI)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EEZ-GUI)6" text:continue-numbering="true" text:continue-list="list_Dropdow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EEZ-GUI)7" text:continue-numbering="true" text:continue-list="list_Dropdow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EEZ-GUI)8" text:continue-numbering="true" text:continue-list="list_Dropdow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ropdown (EEZ-GUI)9" text:continue-numbering="true" text:continue-list="list_Dropdow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EEZ-GUI)10" text:continue-numbering="true" text:continue-list="list_Dropdow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EEZ-GUI)11" text:continue-numbering="true" text:continue-list="list_Dropdow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EEZ-GUI)12" text:continue-numbering="true" text:continue-list="list_Dropdow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EEZ-GUI)13" text:continue-numbering="true" text:continue-list="list_Dropdow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EEZ-GUI)14" text:continue-numbering="true" text:continue-list="list_Dropdow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EEZ-GUI)15" text:continue-numbering="true" text:continue-list="list_Dropdown (EEZ-GUI)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EEZ-GUI)16" text:continue-numbering="true" text:continue-list="list_Dropdown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EEZ-GUI)17" text:continue-numbering="true" text:continue-list="list_Dropdown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EEZ-GUI)18" text:continue-numbering="true" text:continue-list="list_Dropdown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EEZ-GUI)20" text:continue-numbering="true" text:continue-list="list_Dropdown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EEZ-GUI)21" text:continue-numbering="true" text:continue-list="list_Dropdown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EEZ-GUI)22" text:continue-numbering="true" text:continue-list="list_Dropdown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EEZ-GUI)3" text:continue-numbering="true" text:continue-list="list_Dropdown (EEZ-GUI)2" text:style-name="Outline">
                        <text:list-item>
                            <text:list>
                                <text:list-item>
                                    <text:h text:style-name="Heading_20_2" text:outline-level="2">Examples</text:h>
                                </text:list-item>
                            </text:list>
                        </text:list-item>
                    </text:list>
                    <text:p text:style-name="Standard"/>
                    
                    <text:list xml:id="list_Dropdown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